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 table:border-model="separating"/>
    </style:style>
    <style:style style:name="Tabella1.A" style:family="table-column">
      <style:table-column-properties style:column-width="3.889cm" style:rel-column-width="14982*"/>
    </style:style>
    <style:style style:name="Tabella1.B" style:family="table-column">
      <style:table-column-properties style:column-width="13.123cm" style:rel-column-width="50553*"/>
    </style:style>
    <style:style style:name="Tabella1.1" style:family="table-row">
      <style:table-row-properties style:min-row-height="1.16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1.2" style:family="table-row">
      <style:table-row-properties style:min-row-height="1.72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1.3" style:family="table-row">
      <style:table-row-properties style:min-row-height="4.736cm"/>
    </style:style>
    <style:style style:name="P1" style:family="paragraph" style:parent-style-name="Text_20_body">
      <style:text-properties officeooo:rsid="000c4d51" officeooo:paragraph-rsid="001477d5"/>
    </style:style>
    <style:style style:name="P2" style:family="paragraph" style:parent-style-name="Text_20_body">
      <style:text-properties officeooo:rsid="000f2476" officeooo:paragraph-rsid="001477d5"/>
    </style:style>
    <style:style style:name="P3" style:family="paragraph" style:parent-style-name="Text_20_body">
      <style:text-properties fo:font-weight="bold" officeooo:paragraph-rsid="001477d5" style:font-weight-asian="bold" style:font-weight-complex="bold"/>
    </style:style>
    <style:style style:name="P4" style:family="paragraph" style:parent-style-name="Text_20_body">
      <style:text-properties officeooo:rsid="0020c7a7" officeooo:paragraph-rsid="001477d5"/>
    </style:style>
    <style:style style:name="P5" style:family="paragraph" style:parent-style-name="Text_20_body">
      <style:text-properties officeooo:rsid="000e757a" officeooo:paragraph-rsid="001477d5"/>
    </style:style>
    <style:style style:name="P6" style:family="paragraph" style:parent-style-name="Text_20_body">
      <style:text-properties officeooo:rsid="000e872d" officeooo:paragraph-rsid="001477d5"/>
    </style:style>
    <style:style style:name="P7" style:family="paragraph" style:parent-style-name="Text_20_body">
      <style:text-properties officeooo:rsid="0010af9c" officeooo:paragraph-rsid="001477d5"/>
    </style:style>
    <style:style style:name="P8" style:family="paragraph" style:parent-style-name="Text_20_body">
      <style:paragraph-properties fo:text-align="center" style:justify-single-word="false"/>
      <style:text-properties fo:font-style="normal" fo:font-weight="normal" officeooo:rsid="0015587e" officeooo:paragraph-rsid="001477d5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paragraph-rsid="001477d5"/>
    </style:style>
    <style:style style:name="P10" style:family="paragraph" style:parent-style-name="Standard">
      <style:paragraph-properties fo:text-align="justify" style:justify-single-word="false"/>
      <style:text-properties officeooo:paragraph-rsid="001477d5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officeooo:rsid="000c4d51" officeooo:paragraph-rsid="001477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0e757a"/>
    </style:style>
    <style:style style:name="T6" style:family="text">
      <style:text-properties officeooo:rsid="000e96a7"/>
    </style:style>
    <style:style style:name="T7" style:family="text">
      <style:text-properties officeooo:rsid="000f8401"/>
    </style:style>
    <style:style style:name="T8" style:family="text">
      <style:text-properties officeooo:rsid="00105afd"/>
    </style:style>
    <style:style style:name="T9" style:family="text">
      <style:text-properties officeooo:rsid="0014431c"/>
    </style:style>
    <style:style style:name="T10" style:family="text">
      <style:text-properties officeooo:rsid="0015587e"/>
    </style:style>
    <style:style style:name="T11" style:family="text">
      <style:text-properties officeooo:rsid="00279d2e"/>
    </style:style>
    <style:style style:name="T12" style:family="text">
      <style:text-properties officeooo:rsid="001efd2f"/>
    </style:style>
    <style:style style:name="T13" style:family="text">
      <style:text-properties officeooo:rsid="0016ca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Nome scenario:</text:p>
          </table:table-cell>
          <table:table-cell table:style-name="Tabella1.B1" office:value-type="string">
            <text:p text:style-name="P4"><text:span text:style-name="T5">Visualizza categoria <text:s/></text:span><text:span text:style-name="T9">Iscritto</text:span><text:span text:style-name="T7"> </text:span><text:span text:style-name="T5"><text:s/>(ricerca per nome)</text:span></text:p>
          </table:table-cell>
        </table:table-row>
        <table:table-row table:style-name="Tabella1.2">
          <table:table-cell table:style-name="Tabella1.A2" office:value-type="string">
            <text:p text:style-name="P3">Istanza degli attori partecipanti</text:p>
          </table:table-cell>
          <table:table-cell table:style-name="Tabella1.B2" office:value-type="string">
            <text:p text:style-name="P5">Giulio: <text:s/><text:span text:style-name="T10">Direttore</text:span></text:p>
          </table:table-cell>
        </table:table-row>
        <table:table-row table:style-name="Tabella1.3">
          <table:table-cell table:style-name="Tabella1.A2" office:value-type="string">
            <text:p text:style-name="P9"><text:span text:style-name="T1">Flusso degli eventi</text:span> </text:p>
          </table:table-cell>
          <table:table-cell table:style-name="Tabella1.B2" office:value-type="string">
            <text:p text:style-name="P1">1 <text:span text:style-name="T2">Giulio, </text:span><text:span text:style-name="T10">direttore dell'asilo,deve </text:span><text:span text:style-name="T2"><text:s/></text:span><text:span text:style-name="T3">visualizzare </text:span><text:span text:style-name="T6">a quale categoria appartiene Antoni</text:span><text:span text:style-name="T7">a</text:span><text:span text:style-name="T6"> Somma, </text:span><text:span text:style-name="T8">in seguito ad un erronea collocazione </text:span></text:p>
            <text:p text:style-name="P2"/>
            <text:p text:style-name="P1">2 .<text:span text:style-name="T10">Giulio a</text:span><text:span text:style-name="T2">ccede alla sezione “</text:span><text:span text:style-name="T11"> </text:span><text:span text:style-name="T10">G</text:span><text:span text:style-name="T11">estione degli iscritti “e seleziona la voce “</text:span><text:span text:style-name="T12">ricerca avanzata </text:span><text:span text:style-name="T10">iscritto</text:span><text:span text:style-name="T12">”.</text:span></text:p>
            <text:p text:style-name="P6"/>
            <text:p text:style-name="P11">3.<text:span text:style-name="T10">Il sistema </text:span><text:span text:style-name="T2">mostra l'interfaccia richiesta </text:span><text:span text:style-name="T3">da Giulio</text:span></text:p>
            <text:p text:style-name="P2"/>
            <text:p text:style-name="P1">4 <text:span text:style-name="T2">Giulio scrive il nome “</text:span><text:span text:style-name="T6">Antoni</text:span><text:span text:style-name="T7">a</text:span><text:span text:style-name="T6"> Somma</text:span><text:span text:style-name="T2">” all'interno del campo </text:span><text:span text:style-name="T10">nome e preme sul tasto Ricerca.</text:span></text:p>
            <text:p text:style-name="P2"/>
            <text:p text:style-name="P2">6 <text:span text:style-name="T10">Il sistema</text:span> elabora le informazione ricevute e visualizza una lista, ordinata <text:span text:style-name="T10">per cognome,</text:span> con le relative informazioni.</text:p>
            <text:p text:style-name="P2"/>
            <text:p text:style-name="P1"><text:span text:style-name="T3">7 Giulio </text:span><text:span text:style-name="T10">legge il valore ”</text:span><text:span text:style-name="T13">Studente</text:span><text:span text:style-name="T10"> ”, </text:span><text:span text:style-name="T13">nel campo</text:span><text:span text:style-name="T10"> Categoria, </text:span><text:span text:style-name="T3"><text:s/></text:span><text:span text:style-name="T10">dal</text:span><text:span text:style-name="T3">la lista </text:span><text:span text:style-name="T13">s</text:span><text:span text:style-name="T10">ulla riga </text:span><text:span text:style-name="T13">che corrisponde all'iscritto cercato, con </text:span><text:span text:style-name="T10"><text:s text:c="2"/>nome <text:s/>“Antonio Somma”</text:span><text:span text:style-name="T6">.</text:span></text:p>
            <text:p text:style-name="P7"/>
            <text:p text:style-name="P1"><text:span text:style-name="T4">9 Giulio esce dalla propria ar</text:span><text:span text:style-name="T10">ea personale</text:span><text:span text:style-name="T3"> </text:span></text:p>
            <text:p text:style-name="P2"/>
          </table:table-cell>
        </table:table-row>
      </table:table>
      <text:p text:style-name="P8">SC_A_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7M49S</meta:editing-duration>
    <meta:editing-cycles>10</meta:editing-cycles>
    <meta:generator>LibreOffice/3.6$Windows_x86 LibreOffice_project/da8c1e6-fd468f4-454e206-f42a4a9-143cfd</meta:generator>
    <dc:date>2012-10-23T01:27:40.70</dc:date>
    <meta:document-statistic meta:table-count="1" meta:image-count="0" meta:object-count="0" meta:page-count="1" meta:paragraph-count="13" meta:word-count="121" meta:character-count="838" meta:non-whitespace-character-count="719"/>
  </office:meta>
</office:document-meta>
</file>